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3:Sheet1.J25">
        <table:shapes>
          <draw:frame draw:z-index="0" draw:style-name="gr1" draw:text-style-name="P1" svg:width="453.15pt" svg:height="255.23pt" svg:x="74.86pt" svg:y="281.59pt">
            <loext:p draw:notify-on-update-of-ranges="Sheet1.B15:Sheet1.B20 Sheet1.I15:Sheet1.I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nilai ADC</text:p>
          </table:table-cell>
          <table:table-cell office:value-type="string" calcext:value-type="string">
            <text:p>f[x0]</text:p>
          </table:table-cell>
          <table:table-cell office:value-type="string" calcext:value-type="string">
            <text:p>f[x0,x1]</text:p>
          </table:table-cell>
          <table:table-cell office:value-type="string" calcext:value-type="string">
            <text:p>f[x0,x1,x2]</text:p>
          </table:table-cell>
          <table:table-cell office:value-type="string" calcext:value-type="string">
            <text:p>f[x0,x1,x2,x3]</text:p>
          </table:table-cell>
          <table:table-cell office:value-type="string" calcext:value-type="string">
            <text:p>f[x0,x1,x2,x3,x4]</text:p>
          </table:table-cell>
          <table:table-cell office:value-type="string" calcext:value-type="string">
            <text:p>f[x0,x1,x2,x3,x4,x5]</text:p>
          </table:table-cell>
          <table:table-cell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formula="of:=([.C7]-[.C6])/([.B7]-[.B6])" office:value-type="float" office:value="0.036986301369863" calcext:value-type="float">
            <text:p>0.036986301369863</text:p>
          </table:table-cell>
          <table:table-cell table:formula="of:=([.D7]-[.D6])/([.B8]-[.B6])" office:value-type="float" office:value="0.00112064697144743" calcext:value-type="float">
            <text:p>0.001120646971447</text:p>
          </table:table-cell>
          <table:table-cell table:formula="of:=([.E7]-[.E6])/([.B9]-[.B6])" office:value-type="float" office:value="-0.0000496472075133355" calcext:value-type="float">
            <text:p>-4.96472075133355E-05</text:p>
          </table:table-cell>
          <table:table-cell table:formula="of:=([.F7]-[.F6])/([.B10]-[.B6])" office:value-type="float" office:value="0.00000214701125022804" calcext:value-type="float">
            <text:p>2.14701125022804E-06</text:p>
          </table:table-cell>
          <table:table-cell table:formula="of:=([.G7]-[.G6])/([.B11]-[.B6])" office:value-type="float" office:value="-0.00000013594632575936" calcext:value-type="float">
            <text:p>-1.3594632575936E-07</text:p>
          </table:table-cell>
          <table:table-cell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2.7" calcext:value-type="float">
            <text:p>2.7</text:p>
          </table:table-cell>
          <table:table-cell table:formula="of:=([.C8]-[.C7])/([.B8]-[.B7])" office:value-type="float" office:value="0.13" calcext:value-type="float">
            <text:p>0.13</text:p>
          </table:table-cell>
          <table:table-cell table:formula="of:=([.D8]-[.D7])/([.B9]-[.B7])" office:value-type="float" office:value="-0.00364548494983278" calcext:value-type="float">
            <text:p>-0.003645484949833</text:p>
          </table:table-cell>
          <table:table-cell table:formula="of:=([.E8]-[.E7])/([.B10]-[.B7])" office:value-type="float" office:value="0.000190818052512205" calcext:value-type="float">
            <text:p>0.000190818052512</text:p>
          </table:table-cell>
          <table:table-cell table:formula="of:=([.F8]-[.F7])/([.B11]-[.B7])" office:value-type="float" office:value="-0.0000134868162120983" calcext:value-type="float">
            <text:p>-1.34868162120983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table:formula="of:=([.C9]-[.C8])/([.B9]-[.B8])" office:value-type="float" office:value="0.0461538461538461" calcext:value-type="float">
            <text:p>0.046153846153846</text:p>
          </table:table-cell>
          <table:table-cell table:formula="of:=([.D9]-[.D8])/([.B10]-[.B8])" office:value-type="float" office:value="0.00379641909814324" calcext:value-type="float">
            <text:p>0.003796419098143</text:p>
          </table:table-cell>
          <table:table-cell table:formula="of:=([.E9]-[.E8])/([.B11]-[.B8])" office:value-type="float" office:value="-0.000375628228395923" calcext:value-type="float">
            <text:p>-0.0003756282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.6" calcext:value-type="float">
            <text:p>4.6</text:p>
          </table:table-cell>
          <table:table-cell table:formula="of:=([.C10]-[.C9])/([.B10]-[.B9])" office:value-type="float" office:value="0.15625" calcext:value-type="float">
            <text:p>0.15625</text:p>
          </table:table-cell>
          <table:table-cell table:formula="of:=([.D10]-[.D9])/([.B11]-[.B9])" office:value-type="float" office:value="-0.00822368421052632" calcext:value-type="float">
            <text:p>-0.008223684210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7.1" calcext:value-type="float">
            <text:p>7.1</text:p>
          </table:table-cell>
          <table:table-cell table:formula="of:=([.C11]-[.C10])/([.B11]-[.B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7.1" calcext:value-type="float">
            <text:p>7.1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.036986301369863" calcext:value-type="float">
            <text:p>0.036986301369863</text:p>
          </table:table-cell>
          <table:table-cell table:formula="of:=[.E6]" office:value-type="float" office:value="0.00112064697144743" calcext:value-type="float">
            <text:p>0.001120646971447</text:p>
          </table:table-cell>
          <table:table-cell table:formula="of:=[.F6]" office:value-type="float" office:value="-0.0000496472075133355" calcext:value-type="float">
            <text:p>-4.96472075133355E-05</text:p>
          </table:table-cell>
          <table:table-cell table:formula="of:=[.G6]" office:value-type="float" office:value="0.00000214701125022804" calcext:value-type="float">
            <text:p>2.14701125022804E-06</text:p>
          </table:table-cell>
          <table:table-cell table:formula="of:=[.H6]" office:value-type="float" office:value="-0.00000013594632575936" calcext:value-type="float">
            <text:p>-1.3594632575936E-07</text:p>
          </table:table-cell>
          <table:table-cell table:formula="of:=[.C15]+([.D15]*([.B15]-307))+([.E15]*([.B15]-307)*([.B15]-380))+([.F15]*([.B15]-307)*([.B15]-380)*([.B15]-390))+([.G15]*([.B15]-307)*([.B15]-380)*([.B15]-390)*([.B15]-403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C15]" office:value-type="float" office:value="0" calcext:value-type="float">
            <text:p>0</text:p>
          </table:table-cell>
          <table:table-cell table:formula="of:=[.D15]" office:value-type="float" office:value="0.036986301369863" calcext:value-type="float">
            <text:p>0.036986301369863</text:p>
          </table:table-cell>
          <table:table-cell table:formula="of:=[.E15]" office:value-type="float" office:value="0.00112064697144743" calcext:value-type="float">
            <text:p>0.001120646971447</text:p>
          </table:table-cell>
          <table:table-cell table:formula="of:=[.F15]" office:value-type="float" office:value="-0.0000496472075133355" calcext:value-type="float">
            <text:p>-4.96472075133355E-05</text:p>
          </table:table-cell>
          <table:table-cell table:formula="of:=[.G15]" office:value-type="float" office:value="0.00000214701125022804" calcext:value-type="float">
            <text:p>2.14701125022804E-06</text:p>
          </table:table-cell>
          <table:table-cell table:formula="of:=[.H15]" office:value-type="float" office:value="-0.00000013594632575936" calcext:value-type="float">
            <text:p>-1.3594632575936E-07</text:p>
          </table:table-cell>
          <table:table-cell table:formula="of:=[.C16]+([.D16]*([.B16]-307))+([.E16]*([.B16]-307)*([.B16]-380))+([.F16]*([.B16]-307)*([.B16]-380)*([.B16]-390))+([.G16]*([.B16]-307)*([.B16]-380)*([.B16]-390)*([.B16]-403))" office:value-type="float" office:value="2.7" calcext:value-type="float">
            <text:p>2.7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.036986301369863" calcext:value-type="float">
            <text:p>0.036986301369863</text:p>
          </table:table-cell>
          <table:table-cell table:formula="of:=[.E16]" office:value-type="float" office:value="0.00112064697144743" calcext:value-type="float">
            <text:p>0.001120646971447</text:p>
          </table:table-cell>
          <table:table-cell table:formula="of:=[.F16]" office:value-type="float" office:value="-0.0000496472075133355" calcext:value-type="float">
            <text:p>-4.96472075133355E-05</text:p>
          </table:table-cell>
          <table:table-cell table:formula="of:=[.G16]" office:value-type="float" office:value="0.00000214701125022804" calcext:value-type="float">
            <text:p>2.14701125022804E-06</text:p>
          </table:table-cell>
          <table:table-cell table:formula="of:=[.H16]" office:value-type="float" office:value="-0.00000013594632575936" calcext:value-type="float">
            <text:p>-1.3594632575936E-07</text:p>
          </table:table-cell>
          <table:table-cell table:formula="of:=[.C17]+([.D17]*([.B17]-307))+([.E17]*([.B17]-307)*([.B17]-380))+([.F17]*([.B17]-307)*([.B17]-380)*([.B17]-390))+([.G17]*([.B17]-307)*([.B17]-380)*([.B17]-390)*([.B17]-403)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.036986301369863" calcext:value-type="float">
            <text:p>0.036986301369863</text:p>
          </table:table-cell>
          <table:table-cell table:formula="of:=[.E17]" office:value-type="float" office:value="0.00112064697144743" calcext:value-type="float">
            <text:p>0.001120646971447</text:p>
          </table:table-cell>
          <table:table-cell table:formula="of:=[.F17]" office:value-type="float" office:value="-0.0000496472075133355" calcext:value-type="float">
            <text:p>-4.96472075133355E-05</text:p>
          </table:table-cell>
          <table:table-cell table:formula="of:=[.G17]" office:value-type="float" office:value="0.00000214701125022804" calcext:value-type="float">
            <text:p>2.14701125022804E-06</text:p>
          </table:table-cell>
          <table:table-cell table:formula="of:=[.H17]" office:value-type="float" office:value="-0.00000013594632575936" calcext:value-type="float">
            <text:p>-1.3594632575936E-07</text:p>
          </table:table-cell>
          <table:table-cell table:formula="of:=[.C18]+([.D18]*([.B18]-307))+([.E18]*([.B18]-307)*([.B18]-380))+([.F18]*([.B18]-307)*([.B18]-380)*([.B18]-390))+([.G18]*([.B18]-307)*([.B18]-380)*([.B18]-390)*([.B18]-403))" office:value-type="float" office:value="4.6" calcext:value-type="float">
            <text:p>4.6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.036986301369863" calcext:value-type="float">
            <text:p>0.036986301369863</text:p>
          </table:table-cell>
          <table:table-cell table:formula="of:=[.E18]" office:value-type="float" office:value="0.00112064697144743" calcext:value-type="float">
            <text:p>0.001120646971447</text:p>
          </table:table-cell>
          <table:table-cell table:formula="of:=[.F18]" office:value-type="float" office:value="-0.0000496472075133355" calcext:value-type="float">
            <text:p>-4.96472075133355E-05</text:p>
          </table:table-cell>
          <table:table-cell table:formula="of:=[.G18]" office:value-type="float" office:value="0.00000214701125022804" calcext:value-type="float">
            <text:p>2.14701125022804E-06</text:p>
          </table:table-cell>
          <table:table-cell table:formula="of:=[.H18]" office:value-type="float" office:value="-0.00000013594632575936" calcext:value-type="float">
            <text:p>-1.3594632575936E-07</text:p>
          </table:table-cell>
          <table:table-cell table:formula="of:=[.C19]+([.D19]*([.B19]-307))+([.E19]*([.B19]-307)*([.B19]-380))+([.F19]*([.B19]-307)*([.B19]-380)*([.B19]-390))+([.G19]*([.B19]-307)*([.B19]-380)*([.B19]-390)*([.B19]-403))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[.C19]" office:value-type="float" office:value="0" calcext:value-type="float">
            <text:p>0</text:p>
          </table:table-cell>
          <table:table-cell table:formula="of:=[.D19]" office:value-type="float" office:value="0.036986301369863" calcext:value-type="float">
            <text:p>0.036986301369863</text:p>
          </table:table-cell>
          <table:table-cell table:formula="of:=[.E19]" office:value-type="float" office:value="0.00112064697144743" calcext:value-type="float">
            <text:p>0.001120646971447</text:p>
          </table:table-cell>
          <table:table-cell table:formula="of:=[.F19]" office:value-type="float" office:value="-0.0000496472075133355" calcext:value-type="float">
            <text:p>-4.96472075133355E-05</text:p>
          </table:table-cell>
          <table:table-cell table:formula="of:=[.G19]" office:value-type="float" office:value="0.00000214701125022804" calcext:value-type="float">
            <text:p>2.14701125022804E-06</text:p>
          </table:table-cell>
          <table:table-cell table:formula="of:=[.H19]" office:value-type="float" office:value="-0.00000013594632575936" calcext:value-type="float">
            <text:p>-1.3594632575936E-07</text:p>
          </table:table-cell>
          <table:table-cell table:formula="of:=[.C20]+([.D20]*([.B20]-307))+([.E20]*([.B20]-307)*([.B20]-380))+([.F20]*([.B20]-307)*([.B20]-380)*([.B20]-390))+([.G20]*([.B20]-307)*([.B20]-380)*([.B20]-390)*([.B20]-403))" office:value-type="float" office:value="8.2976762542339" calcext:value-type="float">
            <text:p>8.2976762542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03:56:43.741693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0:51:56.180392921</meta:creation-date>
    <dc:date>2018-06-28T05:47:00.660347029</dc:date>
    <meta:editing-duration>PT12H9M43S</meta:editing-duration>
    <meta:editing-cycles>5</meta:editing-cycles>
    <meta:generator>LibreOffice/5.2.7.2$Linux_X86_64 LibreOffice_project/20m0$Build-2</meta:generator>
    <meta:print-date>2018-05-27T12:14:23.800669019</meta:print-date>
    <meta:document-statistic meta:table-count="1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3.267cm" svg:y="4.203cm" style:legend-expansion="high" chart:style-name="ch2"/>
        <chart:plot-area chart:style-name="ch3" table:cell-range-address="Sheet1.B15:Sheet1.B20 Sheet1.I15:Sheet1.I20" chart:data-source-has-labels="column" svg:x="0.319cm" svg:y="0.18cm" svg:width="12.629cm" svg:height="8.645cm">
          <chartooo:coordinate-region svg:x="0.755cm" svg:y="0.379cm" svg:width="11.914cm" svg:height="7.799cm"/>
          <chart:axis chart:dimension="x" chart:name="primary-x" chart:style-name="ch4" chartooo:axis-type="auto">
            <chartooo:date-scale/>
            <chart:categories table:cell-range-address="Sheet1.B15:Sheet1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5:Sheet1.I20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307">
                <text:p>307</text:p>
                <draw:g>
                  <svg:desc>Sheet1.B15:Sheet1.B20</svg:desc>
                </draw:g>
              </table:table-cell>
              <table:table-cell office:value-type="float" office:value="0">
                <text:p>0</text:p>
                <draw:g>
                  <svg:desc>Sheet1.I15:Sheet1.I20</svg:desc>
                </draw:g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8.2976762542339">
                <text:p>8.2976762542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